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mpStreamHandler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umpStreamHandler.PumpStreamHandler( OutputStream out , Outpu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PumpStreamHandler( OutputStream outAnd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setProcessErrorStream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mpStreamHandler.createProcessOutputPump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PumpStreamHandler( OutputStream out , OutputStream err ,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mpStreamHandler.createInputPump( InputStream is , OutputStream os , boolean closeWhenExhau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mpStreamHandler.createPump( InputStream is , OutputStream os , boolean closeWhenExhau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WithPumper.ThreadWithPumper( StreamPump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mpStreamHandler.createPump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createProcessErrorPump( InputStream is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mpStreamHandler.get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setProcessOut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PumpStream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WithPumper.getPum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mpStreamHandler.finish( Thread 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umpStreamHandler.setProcessInputStream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